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6.20pt" fo:text-indent="0.00pt" fo:margin-right="64.5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8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6.2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15" style:family="paragraph">
      <style:paragraph-properties fo:line-height="100.00%" fo:text-align="left" fo:margin-left="5.50pt" fo:text-indent="-5.50pt">
        <style:tab-stops>
          <style:tab-stop style:position="673.4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50pt" fo:text-indent="-5.50pt">
        <style:tab-stops>
          <style:tab-stop style:position="673.40pt"/>
        </style:tab-stops>
      </style:paragraph-properties>
    </style:style>
    <style:style style:name="P18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15.00%" fo:text-align="left"/>
    </style:style>
    <style:style style:name="P21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15.00%" fo:text-align="left"/>
    </style:style>
    <style:style style:name="P24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25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29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15.00%" fo:text-align="left"/>
    </style:style>
    <style:style style:name="P32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33" style:family="paragraph">
      <style:paragraph-properties fo:line-height="115.00%" fo:text-align="left"/>
    </style:style>
    <style:style style:name="P34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6.20pt" fo:text-indent="0.00pt" fo:margin-right="64.5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39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6.20pt" fo:text-indent="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46" style:family="paragraph">
      <style:paragraph-properties fo:line-height="100.00%" fo:text-align="left" fo:margin-left="5.50pt" fo:text-indent="-5.50pt">
        <style:tab-stops>
          <style:tab-stop style:position="673.4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50pt" fo:text-indent="-5.50pt">
        <style:tab-stops>
          <style:tab-stop style:position="673.40pt"/>
        </style:tab-stops>
      </style:paragraph-properties>
    </style:style>
    <style:style style:name="P49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15.00%" fo:text-align="left"/>
    </style:style>
    <style:style style:name="P52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15.00%" fo:text-align="left"/>
    </style:style>
    <style:style style:name="P55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15.00%" fo:text-align="left"/>
    </style:style>
    <style:style style:name="P58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59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15.00%" fo:text-align="left"/>
    </style:style>
    <style:style style:name="P62" style:family="paragraph">
      <style:paragraph-properties fo:line-height="100.00%" fo:text-align="left" fo:margin-left="5.50pt" fo:text-indent="-5.50pt">
        <style:tab-stops>
          <style:tab-stop style:position="29.95pt"/>
          <style:tab-stop style:position="32891.00pt"/>
          <style:tab-stop style:position="421116.15pt" style:type="right"/>
          <style:tab-stop style:position="1620.10pt"/>
          <style:tab-stop style:position="72.40pt"/>
          <style:tab-stop style:position="32891.00pt"/>
          <style:tab-stop style:position="421116.15pt" style:type="right"/>
          <style:tab-stop style:position="7.30pt"/>
        </style:tab-stops>
      </style:paragraph-properties>
    </style:style>
    <style:style style:name="P63" style:family="paragraph">
      <style:paragraph-properties fo:line-height="115.00%" fo:text-align="left"/>
    </style:style>
    <style:style style:name="TableColumn0100" style:family="table-column">
      <style:table-column-properties style:column-width="0.492361in"/>
    </style:style>
    <style:style style:name="TableColumn0101" style:family="table-column">
      <style:table-column-properties style:column-width="0.739583in"/>
    </style:style>
    <style:style style:name="TableColumn0102" style:family="table-column">
      <style:table-column-properties style:column-width="0.342361in"/>
    </style:style>
    <style:style style:name="TableColumn0103" style:family="table-column">
      <style:table-column-properties style:column-width="1.932639in"/>
    </style:style>
    <style:style style:name="TableColumn0104" style:family="table-column">
      <style:table-column-properties style:column-width="0.593056in"/>
    </style:style>
    <style:style style:name="TableColumn0105" style:family="table-column">
      <style:table-column-properties style:column-width="0.652083in"/>
    </style:style>
    <style:style style:name="TableColumn0106" style:family="table-column">
      <style:table-column-properties style:column-width="0.431944in"/>
    </style:style>
    <style:style style:name="TableColumn0107" style:family="table-column">
      <style:table-column-properties style:column-width="0.436111in"/>
    </style:style>
    <style:style style:name="TableColumn0108" style:family="table-column">
      <style:table-column-properties style:column-width="0.734722in"/>
    </style:style>
    <style:style style:name="TableColumn0109" style:family="table-column">
      <style:table-column-properties style:column-width="0.593056in"/>
    </style:style>
    <style:style style:name="TableColumn0110" style:family="table-column">
      <style:table-column-properties style:column-width="0.543750in"/>
    </style:style>
    <style:style style:name="TableColumn0111" style:family="table-column">
      <style:table-column-properties style:column-width="0.697917in"/>
    </style:style>
    <style:style style:name="TableColumn0112" style:family="table-column">
      <style:table-column-properties style:column-width="0.609722in"/>
    </style:style>
    <style:style style:name="TableColumn0113" style:family="table-column">
      <style:table-column-properties style:column-width="0.629861in"/>
    </style:style>
    <style:style style:name="Table01" style:family="table">
      <style:table-properties style:width="9.4291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100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101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102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3" style:family="table-row">
      <style:table-row-properties style:min-row-height="0.379861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1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6" style:family="table-row">
      <style:table-row-properties style:min-row-height="0.375000in"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7" style:family="table-row">
      <style:table-row-properties style:min-row-height="0.138889in"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olumn0200" style:family="table-column">
      <style:table-column-properties style:column-width="0.492361in"/>
    </style:style>
    <style:style style:name="TableColumn0201" style:family="table-column">
      <style:table-column-properties style:column-width="0.739583in"/>
    </style:style>
    <style:style style:name="TableColumn0202" style:family="table-column">
      <style:table-column-properties style:column-width="0.342361in"/>
    </style:style>
    <style:style style:name="TableColumn0203" style:family="table-column">
      <style:table-column-properties style:column-width="1.932639in"/>
    </style:style>
    <style:style style:name="TableColumn0204" style:family="table-column">
      <style:table-column-properties style:column-width="0.593056in"/>
    </style:style>
    <style:style style:name="TableColumn0205" style:family="table-column">
      <style:table-column-properties style:column-width="0.652083in"/>
    </style:style>
    <style:style style:name="TableColumn0206" style:family="table-column">
      <style:table-column-properties style:column-width="0.431944in"/>
    </style:style>
    <style:style style:name="TableColumn0207" style:family="table-column">
      <style:table-column-properties style:column-width="0.436111in"/>
    </style:style>
    <style:style style:name="TableColumn0208" style:family="table-column">
      <style:table-column-properties style:column-width="0.734722in"/>
    </style:style>
    <style:style style:name="TableColumn0209" style:family="table-column">
      <style:table-column-properties style:column-width="0.593056in"/>
    </style:style>
    <style:style style:name="TableColumn0210" style:family="table-column">
      <style:table-column-properties style:column-width="0.543750in"/>
    </style:style>
    <style:style style:name="TableColumn0211" style:family="table-column">
      <style:table-column-properties style:column-width="0.697917in"/>
    </style:style>
    <style:style style:name="TableColumn0212" style:family="table-column">
      <style:table-column-properties style:column-width="0.609722in"/>
    </style:style>
    <style:style style:name="TableColumn0213" style:family="table-column">
      <style:table-column-properties style:column-width="0.629861in"/>
    </style:style>
    <style:style style:name="Table02" style:family="table">
      <style:table-properties style:width="9.4291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0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0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0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0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0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0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200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0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1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1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1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1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1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201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1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2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2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2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2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2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202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2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203" style:family="table-row">
      <style:table-row-properties style:min-row-height="0.379861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31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4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4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4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4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5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5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5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5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6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6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6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6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207" style:family="table-row">
      <style:table-row-properties style:min-row-height="0.138889in"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7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7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7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7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7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7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7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7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207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7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71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</office:automatic-styles>
  <office:body>
    <office:text>
      <text:p text:style-name="P1"><text:span text:style-name="T1">Experiment Test Cases Documentation</text:span></text:p>
      <text:p text:style-name="P2"><text:span text:style-name="T2"/></text:p>
      <text:p text:style-name="P2"><text:span text:style-name="T3">Introduction </text:span></text:p>
      <text:p text:style-name="P2"><text:span text:style-name="T4">This document captures the test cases of the experiment.</text:span></text:p>
      <text:p text:style-name="P2"><text:span text:style-name="T5"/></text:p>
      <text:p text:style-name="P2"><text:span text:style-name="T6">Control Flow TestCases:-</text:span></text:p>
      <text:p text:style-name="P2"><text:span text:style-name="T7"/></text:p>
      <text:p text:style-name="P2"><text:span text:style-name="T7"/></text:p>
      <text:p text:style-name="P2"><text:span text:style-name="T7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column table:style-name="TableColumn0110"/>
        <table:table-column table:style-name="TableColumn0111"/>
        <table:table-column table:style-name="TableColumn0112"/>
        <table:table-column table:style-name="TableColumn0113"/>
        <table:table-row table:style-name="TableRow0100">
          <table:table-cell table:style-name="TableCell010000" table:number-columns-spanned="2">
            <text:p text:style-name="P4"><text:span text:style-name="T8">Test Scenario ID</text:span><text:span text:style-name="T9"/></text:p>
          </table:table-cell>
          <table:covered-table-cell/>
          <table:table-cell table:style-name="TableCell010002" table:number-columns-spanned="3">
            <text:p text:style-name="P5"><text:span text:style-name="T10">Principal stress calculations<text:s/></text:span><text:span text:style-name="T11"/></text:p>
          </table:table-cell>
          <table:covered-table-cell/>
          <table:covered-table-cell/>
          <table:table-cell table:style-name="TableCell010005" table:number-columns-spanned="2">
            <text:p text:style-name="P6"><text:span text:style-name="T12">Test Case ID</text:span><text:span text:style-name="T13"/></text:p>
          </table:table-cell>
          <table:covered-table-cell/>
          <table:table-cell table:style-name="TableCell010007" table:number-columns-spanned="2">
            <text:p text:style-name="P6"><text:span text:style-name="T14">CAL_1</text:span><text:span text:style-name="T15"/></text:p>
          </table:table-cell>
          <table:covered-table-cell/>
          <table:table-cell table:style-name="TableCell010009" table:number-columns-spanned="3">
            <text:p text:style-name="P6"><text:span text:style-name="T15"/></text:p>
          </table:table-cell>
          <table:covered-table-cell/>
          <table:covered-table-cell/>
        </table:table-row>
        <table:table-row table:style-name="TableRow0101">
          <table:table-cell table:style-name="TableCell010100" table:number-columns-spanned="2">
            <text:p text:style-name="P9"><text:span text:style-name="T16">Test Case Description</text:span><text:span text:style-name="T17"/></text:p>
          </table:table-cell>
          <table:covered-table-cell/>
          <table:table-cell table:style-name="TableCell010102" table:number-columns-spanned="3">
            <text:p text:style-name="P10"><text:span text:style-name="T18">Checking calculations result</text:span><text:span text:style-name="T19"/></text:p>
          </table:table-cell>
          <table:covered-table-cell/>
          <table:covered-table-cell/>
          <table:table-cell table:style-name="TableCell010105" table:number-columns-spanned="2">
            <text:p text:style-name="P11"><text:span text:style-name="T20">Test Priority</text:span><text:span text:style-name="T21"/></text:p>
          </table:table-cell>
          <table:covered-table-cell/>
          <table:table-cell table:style-name="TableCell010107" table:number-columns-spanned="2">
            <text:p text:style-name="P11"><text:span text:style-name="T22">High</text:span><text:span text:style-name="T23"/></text:p>
          </table:table-cell>
          <table:covered-table-cell/>
          <table:table-cell table:style-name="TableCell010109" table:number-columns-spanned="3">
            <text:p text:style-name="P11"><text:span text:style-name="T23"/></text:p>
          </table:table-cell>
          <table:covered-table-cell/>
          <table:covered-table-cell/>
        </table:table-row>
        <table:table-row table:style-name="TableRow0102">
          <table:table-cell table:style-name="TableCell010200" table:number-columns-spanned="2">
            <text:p text:style-name="P13"><text:span text:style-name="T24">Pre-Requisite</text:span><text:span text:style-name="T25"/></text:p>
          </table:table-cell>
          <table:covered-table-cell/>
          <table:table-cell table:style-name="TableCell010202" table:number-columns-spanned="3">
            <text:p text:style-name="P13"><text:span text:style-name="T26">Inputs are required just scroll scrollbars</text:span><text:span text:style-name="T27"/></text:p>
          </table:table-cell>
          <table:covered-table-cell/>
          <table:covered-table-cell/>
          <table:table-cell table:style-name="TableCell010205" table:number-columns-spanned="2">
            <text:p text:style-name="P13"><text:span text:style-name="T28">Post-Requisite</text:span><text:span text:style-name="T29"/></text:p>
          </table:table-cell>
          <table:covered-table-cell/>
          <table:table-cell table:style-name="TableCell010207" table:number-columns-spanned="2">
            <text:p text:style-name="P13"><text:span text:style-name="T30">NA</text:span><text:span text:style-name="T31"/></text:p>
          </table:table-cell>
          <table:covered-table-cell/>
          <table:table-cell table:style-name="TableCell010209" table:number-columns-spanned="3">
            <text:p text:style-name="P13"><text:span text:style-name="T31"/></text:p>
          </table:table-cell>
          <table:covered-table-cell/>
          <table:covered-table-cell/>
        </table:table-row>
        <table:table-row table:style-name="TableRow0103">
          <table:table-cell table:style-name="TableCell010300" table:number-columns-spanned="14">
            <text:p text:style-name="P16"><text:span text:style-name="T32">Test Execution Steps:</text:span><text:span text:style-name="T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104">
          <table:table-cell table:style-name="TableCell010400">
            <text:p text:style-name="P19"><text:span text:style-name="T34">S.No</text:span><text:span text:style-name="T35"/></text:p>
          </table:table-cell>
          <table:table-cell table:style-name="TableCell010401" table:number-columns-spanned="2">
            <text:p text:style-name="P19"><text:span text:style-name="T36">Action</text:span><text:span text:style-name="T37"/></text:p>
          </table:table-cell>
          <table:covered-table-cell/>
          <table:table-cell table:style-name="TableCell010403">
            <text:p text:style-name="P19"><text:span text:style-name="T38">Inputs</text:span><text:span text:style-name="T39"/></text:p>
          </table:table-cell>
          <table:table-cell table:style-name="TableCell010404" table:number-columns-spanned="2">
            <text:p text:style-name="P19"><text:span text:style-name="T40">Expected Output</text:span><text:span text:style-name="T41"/></text:p>
          </table:table-cell>
          <table:covered-table-cell/>
          <table:table-cell table:style-name="TableCell010406" table:number-columns-spanned="2">
            <text:p text:style-name="P19"><text:span text:style-name="T42">Actual Output</text:span><text:span text:style-name="T43"/></text:p>
          </table:table-cell>
          <table:covered-table-cell/>
          <table:table-cell table:style-name="TableCell010408" table:number-columns-spanned="2">
            <text:p text:style-name="P19"><text:span text:style-name="T44">Test Browser</text:span><text:span text:style-name="T45"/></text:p>
          </table:table-cell>
          <table:covered-table-cell/>
          <table:table-cell table:style-name="TableCell010410">
            <text:p text:style-name="P19"><text:span text:style-name="T46">Test Result</text:span><text:span text:style-name="T47"/></text:p>
          </table:table-cell>
          <table:table-cell table:style-name="TableCell010411" table:number-columns-spanned="2">
            <text:p text:style-name="P20"><text:span text:style-name="T47"/></text:p>
          </table:table-cell>
          <table:covered-table-cell/>
        </table:table-row>
        <table:table-row table:style-name="TableRow0105">
          <table:table-cell table:style-name="TableCell010500">
            <text:p text:style-name="P22"><text:span text:style-name="T48">1</text:span><text:span text:style-name="T49"/></text:p>
          </table:table-cell>
          <table:table-cell table:style-name="TableCell010501" table:number-columns-spanned="2">
            <text:p text:style-name="P22"><text:span text:style-name="T50">Lanch Index</text:span><text:span text:style-name="T51"/></text:p>
          </table:table-cell>
          <table:covered-table-cell/>
          <table:table-cell table:style-name="TableCell010503">
            <text:p text:style-name="P22"><text:span text:style-name="T52">Open index.html</text:span><text:span text:style-name="T53"/></text:p>
          </table:table-cell>
          <table:table-cell table:style-name="TableCell010504" table:number-columns-spanned="2">
            <text:p text:style-name="P22"><text:span text:style-name="T54">Index.html page opened</text:span><text:span text:style-name="T55"/></text:p>
          </table:table-cell>
          <table:covered-table-cell/>
          <table:table-cell table:style-name="TableCell010506" table:number-columns-spanned="2">
            <text:p text:style-name="P22"><text:span text:style-name="T56">Index.html page opened</text:span><text:span text:style-name="T57"/></text:p>
          </table:table-cell>
          <table:covered-table-cell/>
          <table:table-cell table:style-name="TableCell010508" table:number-columns-spanned="2">
            <text:p text:style-name="P22"><text:span text:style-name="T58">ff-66.0.4</text:span><text:span text:style-name="T59"/></text:p>
          </table:table-cell>
          <table:covered-table-cell/>
          <table:table-cell table:style-name="TableCell010510">
            <text:p text:style-name="P22"><text:span text:style-name="T60">Pass</text:span><text:span text:style-name="T61"/></text:p>
          </table:table-cell>
          <table:table-cell table:style-name="TableCell010511" table:number-columns-spanned="2">
            <text:p text:style-name="P23"><text:span text:style-name="T61"/></text:p>
          </table:table-cell>
          <table:covered-table-cell/>
        </table:table-row>
        <table:table-row table:style-name="TableRow0106">
          <table:table-cell table:style-name="TableCell010600">
            <text:p text:style-name="P26"><text:span text:style-name="T62">2</text:span><text:span text:style-name="T63"/></text:p>
          </table:table-cell>
          <table:table-cell table:style-name="TableCell010601" table:number-columns-spanned="2">
            <text:p text:style-name="P26"><text:span text:style-name="T64">Scroll the bars</text:span><text:span text:style-name="T65"/></text:p>
          </table:table-cell>
          <table:covered-table-cell/>
          <table:table-cell table:style-name="TableCell010603">
            <text:p text:style-name="P26"><text:span text:style-name="T65">sxx=20 ,thetax=33,svx=-20,szx=-20</text:span></text:p>
          </table:table-cell>
          <table:table-cell table:style-name="TableCell010604" table:number-columns-spanned="2">
            <text:p text:style-name="P26"><text:span text:style-name="T65">s'xx=20,s'svx=-20,s'zx=-20,value1=33</text:span></text:p>
          </table:table-cell>
          <table:covered-table-cell/>
          <table:table-cell table:style-name="TableCell010606" table:number-columns-spanned="2">
            <text:p text:style-name="P26"><text:span text:style-name="T65">s'xx=20,s'svx=-20,s'zx=-20,value1=33</text:span></text:p>
          </table:table-cell>
          <table:covered-table-cell/>
          <table:table-cell table:style-name="TableCell010608" table:number-columns-spanned="2">
            <text:p text:style-name="P26"><text:span text:style-name="T66">ff-66.0.4</text:span><text:span text:style-name="T67"/></text:p>
          </table:table-cell>
          <table:covered-table-cell/>
          <table:table-cell table:style-name="TableCell010610">
            <text:p text:style-name="P26"><text:span text:style-name="T68">Pass</text:span><text:span text:style-name="T69"/></text:p>
          </table:table-cell>
          <table:table-cell table:style-name="TableCell010611" table:number-columns-spanned="2">
            <text:p text:style-name="P27"><text:span text:style-name="T69"/></text:p>
          </table:table-cell>
          <table:covered-table-cell/>
        </table:table-row>
        <table:table-row table:style-name="TableRow0107">
          <table:table-cell table:style-name="TableCell010700">
            <text:p text:style-name="P30"><text:span text:style-name="T69"/></text:p>
          </table:table-cell>
          <table:table-cell table:style-name="TableCell010701" table:number-columns-spanned="2">
            <text:p text:style-name="P30"><text:span text:style-name="T69"/></text:p>
          </table:table-cell>
          <table:covered-table-cell/>
          <table:table-cell table:style-name="TableCell010703">
            <text:p text:style-name="P30"><text:span text:style-name="T69"/></text:p>
          </table:table-cell>
          <table:table-cell table:style-name="TableCell010704" table:number-columns-spanned="2">
            <text:p text:style-name="P30"><text:span text:style-name="T69"/></text:p>
          </table:table-cell>
          <table:covered-table-cell/>
          <table:table-cell table:style-name="TableCell010706" table:number-columns-spanned="2">
            <text:p text:style-name="P30"><text:span text:style-name="T69"/></text:p>
          </table:table-cell>
          <table:covered-table-cell/>
          <table:table-cell table:style-name="TableCell010708" table:number-columns-spanned="2">
            <text:p text:style-name="P30"><text:span text:style-name="T69"/></text:p>
          </table:table-cell>
          <table:covered-table-cell/>
          <table:table-cell table:style-name="TableCell010710">
            <text:p text:style-name="P30"><text:span text:style-name="T69"/></text:p>
          </table:table-cell>
          <table:table-cell table:style-name="TableCell010711" table:number-columns-spanned="2">
            <text:p text:style-name="P31"><text:span text:style-name="T69"/></text:p>
          </table:table-cell>
          <table:covered-table-cell/>
        </table:table-row>
      </table:table>
      <text:p text:style-name="P33"><text:span text:style-name="T69"/></text:p>
      <text:p text:style-name="P33"><text:span text:style-name="T69"/></text:p>
      <text:p text:style-name="P33"><text:span text:style-name="T69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column table:style-name="TableColumn0207"/>
        <table:table-column table:style-name="TableColumn0208"/>
        <table:table-column table:style-name="TableColumn0209"/>
        <table:table-column table:style-name="TableColumn0210"/>
        <table:table-column table:style-name="TableColumn0211"/>
        <table:table-column table:style-name="TableColumn0212"/>
        <table:table-column table:style-name="TableColumn0213"/>
        <table:table-row table:style-name="TableRow0200">
          <table:table-cell table:style-name="TableCell020000" table:number-columns-spanned="2">
            <text:p text:style-name="P35"><text:span text:style-name="T70">Test Scenario ID</text:span><text:span text:style-name="T71"/></text:p>
          </table:table-cell>
          <table:covered-table-cell/>
          <table:table-cell table:style-name="TableCell020002" table:number-columns-spanned="3">
            <text:p text:style-name="P36"><text:span text:style-name="T72">Principal stress calculations<text:s/></text:span><text:span text:style-name="T73"/></text:p>
          </table:table-cell>
          <table:covered-table-cell/>
          <table:covered-table-cell/>
          <table:table-cell table:style-name="TableCell020005" table:number-columns-spanned="2">
            <text:p text:style-name="P37"><text:span text:style-name="T74">Test Case ID</text:span><text:span text:style-name="T75"/></text:p>
          </table:table-cell>
          <table:covered-table-cell/>
          <table:table-cell table:style-name="TableCell020007" table:number-columns-spanned="2">
            <text:p text:style-name="P37"><text:span text:style-name="T76">CAL_2</text:span><text:span text:style-name="T77"/></text:p>
          </table:table-cell>
          <table:covered-table-cell/>
          <table:table-cell table:style-name="TableCell020009" table:number-columns-spanned="3">
            <text:p text:style-name="P37"><text:span text:style-name="T77"/></text:p>
          </table:table-cell>
          <table:covered-table-cell/>
          <table:covered-table-cell/>
        </table:table-row>
        <table:table-row table:style-name="TableRow0201">
          <table:table-cell table:style-name="TableCell020100" table:number-columns-spanned="2">
            <text:p text:style-name="P40"><text:span text:style-name="T78">Test Case Description</text:span><text:span text:style-name="T79"/></text:p>
          </table:table-cell>
          <table:covered-table-cell/>
          <table:table-cell table:style-name="TableCell020102" table:number-columns-spanned="3">
            <text:p text:style-name="P41"><text:span text:style-name="T80">Checking calculations result</text:span><text:span text:style-name="T81"/></text:p>
          </table:table-cell>
          <table:covered-table-cell/>
          <table:covered-table-cell/>
          <table:table-cell table:style-name="TableCell020105" table:number-columns-spanned="2">
            <text:p text:style-name="P42"><text:span text:style-name="T82">Test Priority</text:span><text:span text:style-name="T83"/></text:p>
          </table:table-cell>
          <table:covered-table-cell/>
          <table:table-cell table:style-name="TableCell020107" table:number-columns-spanned="2">
            <text:p text:style-name="P42"><text:span text:style-name="T84">High</text:span><text:span text:style-name="T85"/></text:p>
          </table:table-cell>
          <table:covered-table-cell/>
          <table:table-cell table:style-name="TableCell020109" table:number-columns-spanned="3">
            <text:p text:style-name="P42"><text:span text:style-name="T85"/></text:p>
          </table:table-cell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44"><text:span text:style-name="T86">Pre-Requisite</text:span><text:span text:style-name="T87"/></text:p>
          </table:table-cell>
          <table:covered-table-cell/>
          <table:table-cell table:style-name="TableCell020202" table:number-columns-spanned="3">
            <text:p text:style-name="P44"><text:span text:style-name="T88">Inputs are required just scroll scrollbars</text:span><text:span text:style-name="T89"/></text:p>
          </table:table-cell>
          <table:covered-table-cell/>
          <table:covered-table-cell/>
          <table:table-cell table:style-name="TableCell020205" table:number-columns-spanned="2">
            <text:p text:style-name="P44"><text:span text:style-name="T90">Post-Requisite</text:span><text:span text:style-name="T91"/></text:p>
          </table:table-cell>
          <table:covered-table-cell/>
          <table:table-cell table:style-name="TableCell020207" table:number-columns-spanned="2">
            <text:p text:style-name="P44"><text:span text:style-name="T92">NA</text:span><text:span text:style-name="T93"/></text:p>
          </table:table-cell>
          <table:covered-table-cell/>
          <table:table-cell table:style-name="TableCell020209" table:number-columns-spanned="3">
            <text:p text:style-name="P44"><text:span text:style-name="T93"/></text:p>
          </table:table-cell>
          <table:covered-table-cell/>
          <table:covered-table-cell/>
        </table:table-row>
        <table:table-row table:style-name="TableRow0203">
          <table:table-cell table:style-name="TableCell020300" table:number-columns-spanned="14">
            <text:p text:style-name="P47"><text:span text:style-name="T94">Test Execution Steps:</text:span><text:span text:style-name="T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4">
          <table:table-cell table:style-name="TableCell020400">
            <text:p text:style-name="P50"><text:span text:style-name="T96">S.No</text:span><text:span text:style-name="T97"/></text:p>
          </table:table-cell>
          <table:table-cell table:style-name="TableCell020401" table:number-columns-spanned="2">
            <text:p text:style-name="P50"><text:span text:style-name="T98">Action</text:span><text:span text:style-name="T99"/></text:p>
          </table:table-cell>
          <table:covered-table-cell/>
          <table:table-cell table:style-name="TableCell020403">
            <text:p text:style-name="P50"><text:span text:style-name="T100">Inputs</text:span><text:span text:style-name="T101"/></text:p>
          </table:table-cell>
          <table:table-cell table:style-name="TableCell020404" table:number-columns-spanned="2">
            <text:p text:style-name="P50"><text:span text:style-name="T102">Expected Output</text:span><text:span text:style-name="T103"/></text:p>
          </table:table-cell>
          <table:covered-table-cell/>
          <table:table-cell table:style-name="TableCell020406" table:number-columns-spanned="2">
            <text:p text:style-name="P50"><text:span text:style-name="T104">Actual Output</text:span><text:span text:style-name="T105"/></text:p>
          </table:table-cell>
          <table:covered-table-cell/>
          <table:table-cell table:style-name="TableCell020408" table:number-columns-spanned="2">
            <text:p text:style-name="P50"><text:span text:style-name="T106">Test Browser</text:span><text:span text:style-name="T107"/></text:p>
          </table:table-cell>
          <table:covered-table-cell/>
          <table:table-cell table:style-name="TableCell020410">
            <text:p text:style-name="P50"><text:span text:style-name="T108">Test Result</text:span><text:span text:style-name="T109"/></text:p>
          </table:table-cell>
          <table:table-cell table:style-name="TableCell020411" table:number-columns-spanned="2">
            <text:p text:style-name="P51"><text:span text:style-name="T109"/></text:p>
          </table:table-cell>
          <table:covered-table-cell/>
        </table:table-row>
        <table:table-row table:style-name="TableRow0205">
          <table:table-cell table:style-name="TableCell020500">
            <text:p text:style-name="P53"><text:span text:style-name="T110">1</text:span><text:span text:style-name="T111"/></text:p>
          </table:table-cell>
          <table:table-cell table:style-name="TableCell020501" table:number-columns-spanned="2">
            <text:p text:style-name="P53"><text:span text:style-name="T112">Lanch Index</text:span><text:span text:style-name="T113"/></text:p>
          </table:table-cell>
          <table:covered-table-cell/>
          <table:table-cell table:style-name="TableCell020503">
            <text:p text:style-name="P53"><text:span text:style-name="T114">Open index.html</text:span><text:span text:style-name="T115"/></text:p>
          </table:table-cell>
          <table:table-cell table:style-name="TableCell020504" table:number-columns-spanned="2">
            <text:p text:style-name="P53"><text:span text:style-name="T116">Index.html page opened</text:span><text:span text:style-name="T117"/></text:p>
          </table:table-cell>
          <table:covered-table-cell/>
          <table:table-cell table:style-name="TableCell020506" table:number-columns-spanned="2">
            <text:p text:style-name="P53"><text:span text:style-name="T118">Index.html page opened</text:span><text:span text:style-name="T119"/></text:p>
          </table:table-cell>
          <table:covered-table-cell/>
          <table:table-cell table:style-name="TableCell020508" table:number-columns-spanned="2">
            <text:p text:style-name="P53"><text:span text:style-name="T120">ff-66.0.4</text:span><text:span text:style-name="T121"/></text:p>
          </table:table-cell>
          <table:covered-table-cell/>
          <table:table-cell table:style-name="TableCell020510">
            <text:p text:style-name="P53"><text:span text:style-name="T122">Pass</text:span><text:span text:style-name="T123"/></text:p>
          </table:table-cell>
          <table:table-cell table:style-name="TableCell020511" table:number-columns-spanned="2">
            <text:p text:style-name="P54"><text:span text:style-name="T123"/></text:p>
          </table:table-cell>
          <table:covered-table-cell/>
        </table:table-row>
        <table:table-row table:style-name="TableRow0206">
          <table:table-cell table:style-name="TableCell020600">
            <text:p text:style-name="P56"><text:span text:style-name="T124">2</text:span><text:span text:style-name="T125"/></text:p>
          </table:table-cell>
          <table:table-cell table:style-name="TableCell020601" table:number-columns-spanned="2">
            <text:p text:style-name="P56"><text:span text:style-name="T126">Scroll the bars</text:span><text:span text:style-name="T127"/></text:p>
          </table:table-cell>
          <table:covered-table-cell/>
          <table:table-cell table:style-name="TableCell020603">
            <text:p text:style-name="P56"><text:span text:style-name="T127">sxv=20 ,thetay=33,sv=-20,szv=-160</text:span></text:p>
          </table:table-cell>
          <table:table-cell table:style-name="TableCell020604" table:number-columns-spanned="2">
            <text:p text:style-name="P56"><text:span text:style-name="T127">s'xv=20,s'svv=-20,s'zv=-20,value2=-160</text:span></text:p>
          </table:table-cell>
          <table:covered-table-cell/>
          <table:table-cell table:style-name="TableCell020606" table:number-columns-spanned="2">
            <text:p text:style-name="P56"><text:span text:style-name="T127">s'xv=20,s'svv=-20,s'zv=-20,value2=-160</text:span></text:p>
          </table:table-cell>
          <table:covered-table-cell/>
          <table:table-cell table:style-name="TableCell020608" table:number-columns-spanned="2">
            <text:p text:style-name="P56"><text:span text:style-name="T128">ff-66.0.4</text:span><text:span text:style-name="T129"/></text:p>
          </table:table-cell>
          <table:covered-table-cell/>
          <table:table-cell table:style-name="TableCell020610">
            <text:p text:style-name="P56"><text:span text:style-name="T130">Pass</text:span><text:span text:style-name="T131"/></text:p>
          </table:table-cell>
          <table:table-cell table:style-name="TableCell020611" table:number-columns-spanned="2">
            <text:p text:style-name="P57"><text:span text:style-name="T131"/></text:p>
          </table:table-cell>
          <table:covered-table-cell/>
        </table:table-row>
        <table:table-row table:style-name="TableRow0207">
          <table:table-cell table:style-name="TableCell020700">
            <text:p text:style-name="P60"><text:span text:style-name="T131"/></text:p>
          </table:table-cell>
          <table:table-cell table:style-name="TableCell020701" table:number-columns-spanned="2">
            <text:p text:style-name="P60"><text:span text:style-name="T131"/></text:p>
          </table:table-cell>
          <table:covered-table-cell/>
          <table:table-cell table:style-name="TableCell020703">
            <text:p text:style-name="P60"><text:span text:style-name="T131"/></text:p>
          </table:table-cell>
          <table:table-cell table:style-name="TableCell020704" table:number-columns-spanned="2">
            <text:p text:style-name="P60"><text:span text:style-name="T131"/></text:p>
          </table:table-cell>
          <table:covered-table-cell/>
          <table:table-cell table:style-name="TableCell020706" table:number-columns-spanned="2">
            <text:p text:style-name="P60"><text:span text:style-name="T131"/></text:p>
          </table:table-cell>
          <table:covered-table-cell/>
          <table:table-cell table:style-name="TableCell020708" table:number-columns-spanned="2">
            <text:p text:style-name="P60"><text:span text:style-name="T131"/></text:p>
          </table:table-cell>
          <table:covered-table-cell/>
          <table:table-cell table:style-name="TableCell020710">
            <text:p text:style-name="P60"><text:span text:style-name="T131"/></text:p>
          </table:table-cell>
          <table:table-cell table:style-name="TableCell020711" table:number-columns-spanned="2">
            <text:p text:style-name="P61"><text:span text:style-name="T131"/></text:p>
          </table:table-cell>
          <table:covered-table-cell/>
        </table:table-row>
      </table:table>
      <text:p text:style-name="P63"><text:span text:style-name="T131"/></text:p>
      <text:p text:style-name="P63"><text:span text:style-name="T131"/></text:p>
      <text:p text:style-name="P63"><text:span text:style-name="T131"/></text:p>
      <text:p text:style-name="P63"><text:span text:style-name="T131"/></text:p>
      <text:p text:style-name="P63"><text:span text:style-name="T131"/></text:p>
      <text:p text:style-name="P63"><text:span text:style-name="T1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